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李秉叡</text:span><text:s/>  |  2010.11.30 22:25   |   <text:a xlink:type="simple" xlink:href="http://palinfo.habago.org/Entry?Command=Information_PrintForum&amp;iPage=584#FORUM21362"><text:span text:style-name="T2">#</text:span></text:a></text:p>
      <text:p text:style-name="P2">個人的看法十分直接，就是政府本來就不該隱瞞這機密，畢竟百姓繳稅來養這些官員，這些官員怎麼可以作出對不起納稅人的事呢？<text:span text:style-name="T3"><text:line-break/><text:line-break/></text:span>順便再問一個問題，曾經在留言板上看見陳真先生說，您是綠黨的創始黨員之一，這是真的還是假的？</text:p>
      <text:p text:style-name="P1"><text:span text:style-name="T1">陳真</text:span><text:s/>  |  2010.11.30 01:17   |   <text:a xlink:type="simple" xlink:href="http://palinfo.habago.org/Entry?Command=Information_PrintForum&amp;iPage=584#FORUM21357"><text:span text:style-name="T2">#</text:span></text:a></text:p>
      <text:p text:style-name="P3">謝謝李同學點名作答<text:span text:style-name="T3">. </text:span>在說洩露之前<text:span text:style-name="T3">,</text:span>先說消滅<text:span text:style-name="T3">,</text:span>前者是使原本看不見的東西曝光<text:span text:style-name="T3">,</text:span>後者卻是讓原本存在的東西憑空消失<text:span text:style-name="T3">.<text:line-break/><text:line-break/></text:span>自從人類文明進入電腦時代以來<text:span text:style-name="T3">,</text:span>小弟就曾遭逢幾次有關<text:span text:style-name="T3"><text:s/>"</text:span>消滅<text:span text:style-name="T3">" </text:span>的慘痛教訓<text:span text:style-name="T3">,</text:span>加上因為我不管是寫學術論文或寫通俗文章或寫個人哲學筆記等等等<text:span text:style-name="T3">,</text:span>向來不做備份也幾乎都不發表<text:span text:style-name="T3">,</text:span>更沒出過半本書<text:span text:style-name="T3">,</text:span>於是只要電腦一壞或網站出了點小差錯<text:span text:style-name="T3">,</text:span>馬上就會釀成重大災難<text:span text:style-name="T3">. <text:line-break/><text:line-break/></text:span>所以我常跟學姐開玩笑說<text:span text:style-name="T3">,</text:span>一個鈕按錯了或哪天電腦又中了什麼病毒或遭駭客暗算<text:span text:style-name="T3">,</text:span>很可能會因此失去一名偉大哲學家的誕生<text:span text:style-name="T3">,</text:span>人類文明搞不好因此落後千年<text:span text:style-name="T3">. <text:line-break/><text:line-break/></text:span>巴勒網留言板最近就出了點問題<text:span text:style-name="T3">,</text:span>雖及時搶救<text:span text:style-name="T3">,</text:span>雖留言板只是小弟隨手塗鴨的一小塊通俗黑板而非個人主要文字倉庫所在<text:span text:style-name="T3">,</text:span>但飽受驚嚇之餘<text:span text:style-name="T3">,</text:span>一顆心卻仍然還是掉到谷底<text:span text:style-name="T3">. </text:span>或許是因為<text:span text:style-name="T3">,</text:span>這樣一種消失是很徹底的<text:span text:style-name="T3">,</text:span>它不像什麼消失的武林祕笈那樣或許哪天又重見天日<text:span text:style-name="T3">,</text:span>電腦災難所造成的消失就是永遠的消失<text:span text:style-name="T3">. <text:line-break/><text:line-break/></text:span>網站消失倒還是小事<text:span text:style-name="T3">,</text:span>但只要個人電腦出了點問題<text:span text:style-name="T3">,</text:span>我真是會嚇出心臟病來<text:span text:style-name="T3">. </text:span>但即便經過兩三次重大毀滅<text:span text:style-name="T3">,</text:span>至今還是很懶得備份<text:span text:style-name="T3">,</text:span>畢竟實在寫太多太多了<text:span text:style-name="T3">,</text:span>多到根本來不及備份<text:span text:style-name="T3">.<text:line-break/><text:line-break/></text:span>也因此<text:span text:style-name="T3">,"</text:span>洩露<text:span text:style-name="T3">" </text:span>若是一種危機<text:span text:style-name="T3">,"</text:span>消滅<text:span text:style-name="T3">" </text:span>或<text:span text:style-name="T3">"</text:span>消失<text:span text:style-name="T3">" </text:span>恐怕更是電腦時代的一種危機<text:span text:style-name="T3">.<text:line-break/><text:line-break/></text:span>在我看來<text:span text:style-name="T3">,</text:span>洩露的制惡效果長期而言是很有限的<text:span text:style-name="T3">,</text:span>比方說綠營失去政權後第一件事就是購買大量高功能碎紙機<text:span text:style-name="T3">,</text:span>銷毀所有證據<text:span text:style-name="T3">. </text:span>電腦裏的檔案就更容易毀滅了<text:span text:style-name="T3">. </text:span>你能揭露的永遠只是極少數真相<text:span text:style-name="T3">,</text:span>大多數謊言肯定是永遠掩埋了<text:span text:style-name="T3">.<text:line-break/><text:line-break/></text:span>在這個意義上來看<text:span text:style-name="T3">,</text:span>說什麼維基洩密會讓社會<text:span text:style-name="T3"><text:s/>"</text:span>潰堤<text:span text:style-name="T3">" </text:span>會影響世界安全秩序云云<text:span text:style-name="T3">,</text:span>不過誇大其詞<text:span text:style-name="T3">. </text:span>我倒是對國家的為惡能力挺有信心<text:span text:style-name="T3">,</text:span>根本不要寄望什麼邪惡現形真相大白的一天<text:span text:style-name="T3">. </text:span>這頂多只是像在一座大水庫旁放兩朵小鞭炮花一般<text:span text:style-name="T3">.<text:line-break/><text:line-break/></text:span>當然<text:span text:style-name="T3">,</text:span>就概念而論<text:span text:style-name="T3">,</text:span>就另一層意義上來講<text:span text:style-name="T3">,</text:span>洩密確實隱含嚴重的道德問題<text:span text:style-name="T3">,</text:span>畢竟謊言本身並不等於邪惡<text:span text:style-name="T3">,</text:span>用謊言來害人才是邪惡<text:span text:style-name="T3">. </text:span>因此<text:span text:style-name="T3">,</text:span>揭密應該是具有選擇性的<text:span text:style-name="T3">,</text:span>而不是全都露<text:span text:style-name="T3">,</text:span>一切都揭<text:span text:style-name="T3">.<text:line-break/><text:line-break/></text:span>個人也好<text:span text:style-name="T3">,</text:span>一個機構也罷<text:span text:style-name="T3">,</text:span>他的一切作為都必然得建立在無數的謊言之上<text:span text:style-name="T3">,</text:span>否則整個社會或一切人際關係根本不可能存在<text:span text:style-name="T3">. </text:span>也因此<text:span text:style-name="T3">,</text:span>企圖追求透明既是危險的<text:span text:style-name="T3">,</text:span>同時也愚不可及<text:span text:style-name="T3">.<text:line-break/><text:line-break/></text:span>比方說醫生看病<text:span text:style-name="T3">,</text:span>醫生說出的謊言肯定要比實話多得多<text:span text:style-name="T3">. </text:span>這是不得已的<text:span text:style-name="T3">,</text:span>因為醫生的職責是要救人助人而不是要告訴你真相<text:span text:style-name="T3">;</text:span>再說<text:span text:style-name="T3">,</text:span>若真要事事依據真理或真相行事<text:span text:style-name="T3">,</text:span>我們將連最微小的任何一件工作都做不成<text:span text:style-name="T3">.<text:line-break/><text:line-break/></text:span>我這講法其實很幼稚<text:span text:style-name="T3">,</text:span>很容易被惡意曲解<text:span text:style-name="T3">. </text:span>其實應該這麼說<text:span text:style-name="T3">:</text:span>真相根本不存在<text:span text:style-name="T3">,</text:span>存在的只是一個個說詞或說法<text:span text:style-name="T3">;</text:span>你要說它是一個個謊言其實也未嘗不可<text:span text:style-name="T3">,</text:span>只要你知道自己意所何指<text:span text:style-name="T3">. <text:line-break/><text:line-break/></text:span>我們每天看那麼多廣告<text:span text:style-name="T3">,</text:span>哪一個不是謊言<text:span text:style-name="T3">? </text:span>若有人硬是要把廣告當成真理看待<text:span text:style-name="T3">,</text:span>那也只能怪他自己怎麼這麼蠢<text:span text:style-name="T3">?! </text:span>難道他不知道這些都只是政治人物或各種生意人的一種<text:span text:style-name="T3"><text:s/>"</text:span>語言<text:span text:style-name="T3">" </text:span>或生意經而已<text:span text:style-name="T3">. <text:line-break/><text:line-break/></text:span>基本上<text:span text:style-name="T3">,</text:span>我們都是演員<text:span text:style-name="T3">,</text:span>演著一齣齣戲<text:span text:style-name="T3">,</text:span>訴說各種台詞<text:span text:style-name="T3">. </text:span>計較台詞本身是真是假是很智能不足的<text:span text:style-name="T3">,</text:span>重要的不是台詞本身<text:span text:style-name="T3">,</text:span>重要的是無數台詞背後究竟在演著一整齣什麼樣的戲碼<text:span text:style-name="T3">. </text:span>重要的絕不是揭露微不足道的一丁點所謂真相<text:span text:style-name="T3">,</text:span>重要的應該是人們得學會怎麼去<text:span text:style-name="T3"><text:s/>"</text:span>玩<text:span text:style-name="T3">" </text:span>生活中無數的<text:span text:style-name="T3"><text:s/>"</text:span>語言遊戲<text:span text:style-name="T3">".<text:line-break/><text:line-break/></text:span>我這裏用了一點維根斯坦的哲學概念<text:span text:style-name="T3">,</text:span>就叫做<text:span text:style-name="T3"><text:s/>"</text:span>語言遊戲<text:span text:style-name="T3">"(language game),</text:span>簡單說<text:span text:style-name="T3">: </text:span>我們的一切生活的一切層面都是一種語言遊戲<text:span text:style-name="T3">. </text:span>比方說織毛衣<text:span text:style-name="T3">,</text:span>寫信<text:span text:style-name="T3">,</text:span>開玩笑<text:span text:style-name="T3">,</text:span>吃火鍋<text:span text:style-name="T3">,</text:span>旅遊<text:span text:style-name="T3">,</text:span>放屁<text:span text:style-name="T3">,</text:span>打電動<text:span text:style-name="T3">,</text:span>看海<text:span text:style-name="T3">...</text:span>等等等<text:span text:style-name="T3">,</text:span>一切都是語言遊戲<text:span text:style-name="T3">.<text:line-break/><text:line-break/></text:span>這觀念很簡單<text:span text:style-name="T3">,</text:span>但哲學外行人恐怕不好懂<text:span text:style-name="T3">. </text:span>小弟於數月前曾應邀參加一個以阿扁為主題的系列研討會<text:span text:style-name="T3">,</text:span>我講的就是有關語言遊戲<text:span text:style-name="T3">. </text:span>不過<text:span text:style-name="T3">,</text:span>我講的內容跟阿扁或是跟任何現實倒是一點關係也沒有<text:span text:style-name="T3">. </text:span>這系列研討會內容將會在年底前集結成書<text:span text:style-name="T3">,</text:span>小弟自信很少有人能夠把語言遊戲的觀念講得如此簡單清楚<text:span text:style-name="T3">,</text:span>有興趣的可參考之<text:span text:style-name="T3">,</text:span>出書後出版社聽說會全文上網<text:span text:style-name="T3">.<text:line-break/><text:line-break/></text:span>李同學<text:span text:style-name="T3">,</text:span>我的回答你同意否<text:span text:style-name="T3">? </text:span>或是你有何高見也不妨說說<text:span text:style-name="T3">.</text:span></text:p>
      <text:p text:style-name="P1"><text:span text:style-name="T1">李秉叡</text:span><text:s/>  |  2010.11.29 23:20   |   <text:a xlink:type="simple" xlink:href="http://palinfo.habago.org/Entry?Command=Information_PrintForum&amp;iPage=584#FORUM21355"><text:span text:style-name="T2">#</text:span></text:a></text:p>
      <text:p text:style-name="P2"><text:span text:style-name="T3"><text:line-break/></text:span>評論：從洩漏到決堤<text:span text:style-name="T3">-</text:span>維基解密不負責任<text:span text:style-name="T3"> <text:line-break/><text:line-break/>Großansicht des Bildes mit der Bildunterschrift: "</text:span>維基解密<text:span text:style-name="T3">"</text:span>再次出擊。這個因特網平台公開了數十萬份美國外交部機密或秘密文件。本台記者<text:span text:style-name="T3">Marc Koch</text:span>認為，這一行動完全不負責任，與透明度無關。<text:span text:style-name="T3"> <text:line-break/><text:line-break/></text:span>滲漏是指一件物品或者一個系統出現了漏洞，從而讓不希望洩漏的東西滲出。<text:span text:style-name="T3"><text:s/>"Wikileaks"</text:span>一名就源於此意。這個因特網平台以促進透明度和民主為名不斷讓秘密文件滲漏。它所披露的一些事件將嚴重的違法行為曝光，比如美國直升機襲擊平民或者美國當局容忍系統的酷刑等等。但是，它的最新爆料卻讓滲漏變為了決堤。其後果是災難性的，而這一切都只是因為<text:span text:style-name="T3">"</text:span>維基解密<text:span text:style-name="T3">"</text:span>。美國駐全球大使向華盛頓政府發去的<text:span text:style-name="T3">25</text:span>萬份報告本不應與公眾見面。以高透明度的神話為幌子將其公之於眾是愚蠢的，也是不負責任的。<text:span text:style-name="T3"><text:line-break/><text:line-break/></text:span>這不僅僅因為這些文件會帶來無可救藥的外交糾紛，讓世界各地的政治家成為笑柄<text:span text:style-name="T3">-</text:span>其實這些很快就會被忘記，但更嚴重的是它將對大使們和其他外交官的工作帶來惡劣的影響。評價政治家和政治事件或者代表某國的利益是外交官的本職工作。為此，他們需要一個自身受到保護，以信任和嚴守機密為主導的環境。而維基解密的最新突擊長久地摧毀了這一切。世界上沒有哪個外交官現在可以相信，他的秘密談話，筆記或者報告不會什麼時候公之於眾。<text:span text:style-name="T3"><text:line-break/><text:line-break/></text:span>當然，富有責任感的，以乾淨的方式工作的調查記者揭露弊端，曝光政治醜聞甚至違法行為非常重要。他們多多少少會得到機密資料，可以對此進行調查，整理，分類。而維基解密的行動與此毫無關係。它將數十萬份文件以原始狀態提供給每個人，這是用毫無意義的數量來取代負有責任感的對質量的要求。其後果顯而易見。被引用的文字將從上下文中剝離開來，被偽造或者在新的組合中重現並製造出新的頭條。而從中獲利的只有一個，那就是維基解密自己。<text:span text:style-name="T3"><text:line-break/><text:line-break/></text:span>維基解密的爆料既不能使世界變得更透明，也不會變得更和平或安全。它沒有提供新的認知，它只是為了滿足維基解密創始人阿桑奇的虛榮心。維基解密的德國發言人幾週前也已認識到這一事實，並且採取了行動<text:span text:style-name="T3">-</text:span>他離開了維基解密。<text:span text:style-name="T3"><text:line-break/><text:line-break/></text:span>但是，這起醜聞後面還隱藏著一點：如果說維基解密的行動有什麼作用的話，那麼它顯示出美國顯然沒有能力為電子時代的保密工作提供保障。對此，人們必須採取行動。但就目前而言人們應當認識到：洩漏會導致整個系統失靈，正因如此，漏洞必須盡快堵住才行。<text:span text:style-name="T3"><text:line-break/><text:line-break/>Bildunterschrift: Großansicht des Bildes mit der Bildunterschrift: </text:span>德國之聲廣播、網絡總編<text:span text:style-name="T3">Marc Koch<text:line-break/></text:span>作者<text:span text:style-name="T3">: Marc Koch </text:span>譯者：樂然<text:span text:style-name="T3"><text:line-break/><text:line-break/></text:span>責編：謝菲<text:span text:style-name="T3"><text:line-break/>=================================================</text:span>有人認為為基解密這次的行為非常不負責任，不知道陳真先生認為這個說法合不合理？</text:p>
      <text:p text:style-name="P1">admin   |  2010.11.27 20:49   |   <text:a xlink:type="simple" xlink:href="http://palinfo.habago.org/Entry?Command=Information_PrintForum&amp;iPage=584#FORUM21343"><text:span text:style-name="T2">#</text:span></text:a></text:p>
      <text:p text:style-name="P3">原有<text:span text:style-name="T3">2010</text:span>年<text:span text:style-name="T3">11</text:span>月<text:span text:style-name="T3">25</text:span>日前留言，均移轉到<text:a xlink:type="simple" xlink:href="http://oldguestbook.habago.org/"><text:span text:style-name="T2">舊留言版</text:span></text:a>，直接點選即可展開檔案閱讀。<text:span text:style-name="T3"><text:line-break/><text:line-break/><text:line-break/></text:span>怡靜</text:p>
      <text:p text:style-name="P1"><text:span text:style-name="T1">鄭豐遠</text:span><text:s/>  |  2010.11.26 10:00   |   <text:a xlink:type="simple" xlink:href="http://palinfo.habago.org/Entry?Command=Information_PrintForum&amp;iPage=584#FORUM34789"><text:span text:style-name="T2">#</text:span></text:a></text:p>
      <text:p text:style-name="P2">測試，模擬舊留言愚公移山。<text:span text:style-name="T3"> <text:line-break/><text:line-break/></text:span>這篇留言我把<text:span text:style-name="T3">"</text:span>發表日期<text:span text:style-name="T3">"</text:span>輸入<text:span text:style-name="T3"><text:s/>2010/11/26</text:span>，所以它移到最早的這一頁來了，比怡靜在<text:span text:style-name="T3">2010/11/27 20:49 </text:span>發表的第一篇還早。<text:span text:style-name="T3"> <text:line-break/><text:line-break/></text:span>這篇隨時可以刪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